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3bf8" officeooo:paragraph-rsid="001c3bf8"/>
    </style:style>
    <style:style style:name="P2" style:family="paragraph" style:parent-style-name="Standard">
      <style:text-properties officeooo:rsid="001c3bf8" officeooo:paragraph-rsid="001d911c"/>
    </style:style>
    <style:style style:name="P3" style:family="paragraph" style:parent-style-name="Standard">
      <style:text-properties officeooo:rsid="001d911c" officeooo:paragraph-rsid="001d911c"/>
    </style:style>
    <style:style style:name="P4" style:family="paragraph" style:parent-style-name="Standard">
      <style:text-properties officeooo:rsid="001d911c" officeooo:paragraph-rsid="001f063c"/>
    </style:style>
    <style:style style:name="P5" style:family="paragraph" style:parent-style-name="Standard">
      <style:text-properties officeooo:rsid="0020e5e9" officeooo:paragraph-rsid="0020e5e9"/>
    </style:style>
    <style:style style:name="P6" style:family="paragraph" style:parent-style-name="Standard">
      <style:text-properties officeooo:rsid="0022cdfb" officeooo:paragraph-rsid="0022cdfb"/>
    </style:style>
    <style:style style:name="T1" style:family="text">
      <style:text-properties officeooo:rsid="001d911c"/>
    </style:style>
    <style:style style:name="T2" style:family="text">
      <style:text-properties officeooo:rsid="001f06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erências online para o curso HTML5 + CSS3</text:p>
      <text:p text:style-name="P1">Curso em vídeo – outubro de 2021</text:p>
      <text:p text:style-name="P1"/>
      <text:p text:style-name="P1">1. Mozilla developer network – MDN</text:p>
      <text:p text:style-name="P1">2. W3C – World Wide Web Consortium (Oficial)</text:p>
      <text:p text:style-name="P1">3. Whatwg Living Standar</text:p>
      <text:p text:style-name="P1">4. W3Schools</text:p>
      <text:p text:style-name="P1"/>
      <text:p text:style-name="P1"/>
      <text:p text:style-name="P1">Referências books para o curso HTML5 + CSS3</text:p>
      <text:p text:style-name="P1"/>
      <text:p text:style-name="P3">5. HTML5 (Mark Pilgrim)</text:p>
      <text:p text:style-name="P3">6. The definitive guild in CSS (Eric Meyer)</text:p>
      <text:p text:style-name="P3">7. Flexbox in CSS (Estelle Weyl)</text:p>
      <text:p text:style-name="P3">8. Grid Layout in CSS (Eric Meyer)</text:p>
      <text:p text:style-name="P3"/>
      <text:p text:style-name="P2"><text:span text:style-name="T1">9</text:span>. <text:span text:style-name="T1">HTML5 e CSS3 (</text:span>Elizabeth Castro e Bruce<text:span text:style-name="T1">)</text:span></text:p>
      <text:p text:style-name="P3">10. HTML5 e CSS3 (Jon Duckett)</text:p>
      <text:p text:style-name="P3">11. HTML e CSS (Elizabeth Robson e Eric Freeman)</text:p>
      <text:p text:style-name="P3">12. Crie seu próprio site (Nate Cooper e Kim Gee)</text:p>
      <text:p text:style-name="P3"/>
      <text:p text:style-name="P3">Amigos (Maurício Samy Silva)</text:p>
      <text:p text:style-name="P3">13. CSS3</text:p>
      <text:p text:style-name="P3">14. Jquery</text:p>
      <text:p text:style-name="P3">15. HTML5 e CSS3 </text:p>
      <text:p text:style-name="P3">16. CSS grid layout</text:p>
      <text:p text:style-name="P3"/>
      <text:p text:style-name="P3">Design</text:p>
      <text:p text:style-name="P3">1<text:span text:style-name="T2">7</text:span>. Curso de desing gráfico (David Dabner e outros)</text:p>
      <text:p text:style-name="P3">1<text:span text:style-name="T2">8</text:span>. Design <text:span text:style-name="T2">(Bob e Maggie Gordon)</text:span></text:p>
      <text:p text:style-name="P3"><text:span text:style-name="T2">19</text:span>. A psicologia das cores (<text:span text:style-name="T2">Eva Heller)</text:span></text:p>
      <text:p text:style-name="P4"><text:span text:style-name="T2">20</text:span>. Pensar com tipos ( <text:span text:style-name="T2">Ellen Lupton)</text:span></text:p>
      <text:p text:style-name="P4"/>
      <text:p text:style-name="P5">Séries antigas e artigos de revistas</text:p>
      <text:p text:style-name="P5">21. Flexbox Explained (Jorge Montoya e Stephen Burge)</text:p>
      <text:p text:style-name="P5">22. CSS Grid Explained (Jorge Montoya e Stephen Burge)</text:p>
      <text:p text:style-name="P5">23. HTML5 (Bill Sanders)</text:p>
      <text:p text:style-name="P5">24. CSS (Eric Meyer)</text:p>
      <text:p text:style-name="P5"/>
      <text:p text:style-name="P6">unspecel</text:p>
      <text:p text:style-name="P6">pexell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31T14:48:58.636000000</meta:creation-date>
    <dc:date>2021-10-31T18:40:44.642000000</dc:date>
    <meta:editing-duration>PT1H34S</meta:editing-duration>
    <meta:editing-cycles>3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32" meta:word-count="177" meta:character-count="981" meta:non-whitespace-character-count="832"/>
  </office:meta>
</office:document-meta>
</file>